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6b2394" draw:marker-start="" draw:marker-start-width="0.23cm" draw:marker-end="" draw:marker-end-width="0.23cm" draw:fill="none" draw:textarea-vertical-align="middle" fo:padding-top="0.135cm" fo:padding-bottom="0.135cm" fo:padding-left="0.26cm" fo:padding-right="0.26cm"/>
    </style:style>
    <style:style style:name="gr2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2cm" svg:stroke-color="#6b0094" draw:marker-start-width="0.23cm" draw:marker-end-width="0.23cm" draw:fill="gradient" draw:fill-color="#6b0094" draw:fill-gradient-name="Gradient_20_12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cm" draw:fill="solid" draw:fill-color="#6b2394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6b2394" draw:fill="none" fo:min-height="0.145cm"/>
    </style:style>
    <style:style style:name="gr7" style:family="graphic" style:parent-style-name="objectwithoutfill">
      <style:graphic-properties svg:stroke-width="0.02cm" svg:stroke-color="#6b2394" draw:marker-start="" draw:marker-start-width="0.23cm" draw:marker-end="Arrow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6b2394" draw:marker-start="Arrow" draw:marker-start-width="0.23cm" draw:marker-end="" draw:marker-end-width="0.23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pacity="70%"/>
    </style:style>
    <style:style style:name="gr10" style:family="graphic" style:parent-style-name="standard">
      <style:graphic-properties draw:stroke="none" svg:stroke-color="#6b2394" draw:fill="none" fo:min-height="1.469cm"/>
    </style:style>
    <style:style style:name="gr11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none" svg:stroke-color="#6b2394" draw:fill="none" fo:min-height="0.331cm"/>
    </style:style>
    <style:style style:name="gr14" style:family="graphic" style:parent-style-name="standard">
      <style:graphic-properties draw:stroke="none" draw:fill="none" fo:min-height="0.396cm"/>
    </style:style>
    <style:style style:name="gr15" style:family="graphic" style:parent-style-name="standard">
      <style:graphic-properties draw:stroke="none" svg:stroke-color="#6b2394" draw:fill="none" fo:min-height="0.211cm"/>
    </style:style>
    <style:style style:name="P1" style:family="paragraph">
      <style:paragraph-properties fo:text-align="center"/>
      <style:text-properties fo:font-family="'Ubuntu Light'" style:font-style-name="Světlé" style:font-pitch="variable" fo:font-weight="250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Světlé" style:font-pitch="variable" fo:font-size="1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Světlé" style:font-pitch="variable" fo:font-size="10pt" fo:text-shadow="none" fo:font-weight="250" style:font-size-asian="10pt" style:font-size-complex="10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Světlé" style:font-pitch="variable" fo:font-size="9pt" fo:text-shadow="none" fo:font-weight="250" style:font-size-asian="9pt" style:font-size-complex="9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Světlé" style:font-pitch="variable" fo:font-weight="250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Světlé" style:font-pitch="variable" fo:font-weight="250"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10pt" fo:font-weight="250" style:font-size-asian="10pt" style:font-size-complex="10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Světlé" style:font-pitch="variable" fo:font-size="10pt" fo:font-weight="250" style:font-size-asian="10pt" style:font-size-complex="10pt" fo:hyphenate="false"/>
    </style:style>
    <style:style style:name="T1" style:family="text">
      <style:text-properties style:use-window-font-color="true" style:text-outline="false" style:text-line-through-style="none" style:text-position="0% 100%" fo:font-size="10pt" fo:letter-spacing="normal" fo:language="cs" fo:country="CZ" fo:font-style="normal" fo:text-shadow="none" style:text-underline-style="none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6b0094" style:text-outline="false" style:text-line-through-style="none" style:text-position="0% 100%" fo:font-size="10pt" fo:letter-spacing="normal" fo:language="cs" fo:country="CZ" fo:font-style="normal" fo:text-shadow="none" style:text-underline-style="none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5.456cm" svg:y1="5.949cm" svg:x2="5.456cm" svg:y2="2.749cm">
          <text:p/>
        </draw:line>
        <draw:g>
          <draw:custom-shape draw:style-name="gr2" draw:text-style-name="P2" draw:layer="layout" svg:width="0.402cm" svg:height="0.401cm" svg:x="0.847cm" svg:y="1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2" draw:layer="layout" svg:width="0.882cm" svg:height="1.105cm" svg:x="0.567cm" svg:y="1.655cm" svg:viewBox="0 0 883 1106" svg:d="m0 1106c642-2489 883 0 883 0h-241z">
            <text:p/>
          </draw:path>
        </draw:g>
        <draw:g>
          <draw:custom-shape draw:style-name="gr4" draw:text-style-name="P1" draw:layer="layout" svg:width="1.2cm" svg:height="0.535cm" svg:x="2.642cm" svg:y="2.234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2.642cm" svg:y="2.2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6cm" svg:x="2.642cm" svg:y="1.88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2.642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5cm" svg:x="2.642cm" svg:y="1.53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68cm" svg:x="2.642cm" svg:y="1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3" draw:layer="layout" svg:width="1.615cm" svg:height="0.645cm" svg:x="2.435cm" svg:y="0.969cm">
          <draw:text-box>
            <text:p text:style-name="P3">master</text:p>
          </draw:text-box>
        </draw:frame>
        <draw:g>
          <draw:custom-shape draw:style-name="gr4" draw:text-style-name="P1" draw:layer="layout" svg:width="1.2cm" svg:height="0.535cm" svg:x="4.856cm" svg:y="2.234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4.856cm" svg:y="2.2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6cm" svg:x="4.856cm" svg:y="1.88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4.856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5cm" svg:x="4.856cm" svg:y="1.53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68cm" svg:x="4.856cm" svg:y="1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3" draw:layer="layout" svg:width="1.615cm" svg:height="0.645cm" svg:x="4.649cm" svg:y="0.969cm">
          <draw:text-box>
            <text:p text:style-name="P3">slave</text:p>
          </draw:text-box>
        </draw:frame>
        <draw:line draw:style-name="gr1" draw:text-style-name="P1" draw:layer="layout" svg:x1="1.008cm" svg:y1="5.969cm" svg:x2="1.008cm" svg:y2="2.769cm">
          <text:p/>
        </draw:line>
        <draw:line draw:style-name="gr1" draw:text-style-name="P1" draw:layer="layout" svg:x1="3.242cm" svg:y1="5.959cm" svg:x2="3.242cm" svg:y2="2.759cm">
          <text:p/>
        </draw:line>
        <draw:line draw:style-name="gr7" draw:text-style-name="P1" draw:layer="layout" svg:x1="3.24cm" svg:y1="3.757cm" svg:x2="5.44cm" svg:y2="3.757cm">
          <text:p/>
        </draw:line>
        <draw:line draw:style-name="gr8" draw:text-style-name="P1" draw:layer="layout" svg:x1="1.021cm" svg:y1="4.714cm" svg:x2="3.221cm" svg:y2="4.714cm">
          <text:p/>
        </draw:line>
        <draw:custom-shape draw:style-name="gr9" draw:text-style-name="P1" draw:layer="layout" svg:width="1.729cm" svg:height="0.4cm" svg:x="1.421cm" svg:y="4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247cm" svg:height="0.607cm" svg:x="1.203cm" svg:y="4.411cm">
          <draw:text-box>
            <text:p text:style-name="P4">Potvrzení</text:p>
          </draw:text-box>
        </draw:frame>
        <draw:line draw:style-name="gr8" draw:text-style-name="P1" draw:layer="layout" svg:x1="3.222cm" svg:y1="4.315cm" svg:x2="5.422cm" svg:y2="4.315cm">
          <text:p/>
        </draw:line>
        <draw:custom-shape draw:style-name="gr9" draw:text-style-name="P1" draw:layer="layout" svg:width="1.729cm" svg:height="0.4cm" svg:x="3.622cm" svg:y="4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247cm" svg:height="0.607cm" svg:x="3.404cm" svg:y="4.012cm">
          <draw:text-box>
            <text:p text:style-name="P4">Potvrzení</text:p>
          </draw:text-box>
        </draw:frame>
        <draw:line draw:style-name="gr1" draw:text-style-name="P1" draw:layer="layout" svg:x1="12.984cm" svg:y1="5.949cm" svg:x2="12.984cm" svg:y2="2.749cm">
          <text:p/>
        </draw:line>
        <draw:g>
          <draw:custom-shape draw:style-name="gr11" draw:text-style-name="P2" draw:layer="layout" svg:width="0.402cm" svg:height="0.401cm" svg:x="8.375cm" svg:y="1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2" draw:layer="layout" svg:width="0.882cm" svg:height="1.105cm" svg:x="8.095cm" svg:y="1.655cm" svg:viewBox="0 0 883 1106" svg:d="m0 1106c642-2489 883 0 883 0h-241z">
            <text:p/>
          </draw:path>
        </draw:g>
        <draw:g>
          <draw:custom-shape draw:style-name="gr4" draw:text-style-name="P1" draw:layer="layout" svg:width="1.2cm" svg:height="0.535cm" svg:x="10.17cm" svg:y="2.234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10.17cm" svg:y="2.2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6cm" svg:x="10.17cm" svg:y="1.88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10.17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5cm" svg:x="10.17cm" svg:y="1.53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68cm" svg:x="10.17cm" svg:y="1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3" draw:layer="layout" svg:width="1.615cm" svg:height="0.645cm" svg:x="9.963cm" svg:y="0.969cm">
          <draw:text-box>
            <text:p text:style-name="P5"><text:span text:style-name="T1">master</text:span></text:p>
          </draw:text-box>
        </draw:frame>
        <draw:g>
          <draw:custom-shape draw:style-name="gr4" draw:text-style-name="P1" draw:layer="layout" svg:width="1.2cm" svg:height="0.535cm" svg:x="12.384cm" svg:y="2.234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12.384cm" svg:y="2.2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6cm" svg:x="12.384cm" svg:y="1.88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12.384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5cm" svg:x="12.384cm" svg:y="1.53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68cm" svg:x="12.384cm" svg:y="1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3" draw:layer="layout" svg:width="1.615cm" svg:height="0.645cm" svg:x="12.177cm" svg:y="0.969cm">
          <draw:text-box>
            <text:p text:style-name="P5"><text:span text:style-name="T1">slave</text:span></text:p>
          </draw:text-box>
        </draw:frame>
        <draw:line draw:style-name="gr1" draw:text-style-name="P1" draw:layer="layout" svg:x1="8.536cm" svg:y1="5.969cm" svg:x2="8.536cm" svg:y2="2.769cm">
          <text:p/>
        </draw:line>
        <draw:line draw:style-name="gr1" draw:text-style-name="P1" draw:layer="layout" svg:x1="10.77cm" svg:y1="5.959cm" svg:x2="10.77cm" svg:y2="2.759cm">
          <text:p/>
        </draw:line>
        <draw:line draw:style-name="gr7" draw:text-style-name="P1" draw:layer="layout" svg:x1="10.768cm" svg:y1="4.157cm" svg:x2="12.968cm" svg:y2="4.157cm">
          <text:p/>
        </draw:line>
        <draw:frame draw:style-name="gr13" draw:text-style-name="P7" draw:layer="layout" svg:width="1.973cm" svg:height="0.645cm" svg:x="10.705cm" svg:y="4.105cm">
          <draw:text-box>
            <text:p text:style-name="P6"><text:span text:style-name="T2">replikace</text:span></text:p>
          </draw:text-box>
        </draw:frame>
        <draw:frame draw:style-name="gr14" draw:text-style-name="P8" draw:layer="layout" svg:width="3.85cm" svg:height="0.646cm" svg:x="1.49cm" svg:y="0.1cm">
          <draw:text-box>
            <text:p text:style-name="P5"><text:span text:style-name="T2">Synchronní replikace</text:span></text:p>
          </draw:text-box>
        </draw:frame>
        <draw:frame draw:style-name="gr14" draw:text-style-name="P8" draw:layer="layout" svg:width="4.077cm" svg:height="0.646cm" svg:x="8.905cm" svg:y="0.1cm">
          <draw:text-box>
            <text:p text:style-name="P5"><text:span text:style-name="T2">Asynchronní replikace</text:span></text:p>
          </draw:text-box>
        </draw:frame>
        <draw:custom-shape draw:style-name="gr9" draw:text-style-name="P1" draw:layer="layout" svg:width="1.25cm" svg:height="0.4cm" svg:x="3.6cm" svg:y="3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75cm" svg:height="0.607cm" svg:x="3.326cm" svg:y="3.436cm">
          <draw:text-box>
            <text:p text:style-name="P4">UPDATE</text:p>
          </draw:text-box>
        </draw:frame>
        <draw:line draw:style-name="gr7" draw:text-style-name="P1" draw:layer="layout" svg:x1="1.006cm" svg:y1="3.358cm" svg:x2="3.206cm" svg:y2="3.358cm">
          <text:p/>
        </draw:line>
        <draw:custom-shape draw:style-name="gr9" draw:text-style-name="P1" draw:layer="layout" svg:width="1.25cm" svg:height="0.4cm" svg:x="1.366cm" svg:y="3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75cm" svg:height="0.607cm" svg:x="1.092cm" svg:y="3.037cm">
          <draw:text-box>
            <text:p text:style-name="P4">UPDATE</text:p>
          </draw:text-box>
        </draw:frame>
        <draw:line draw:style-name="gr7" draw:text-style-name="P1" draw:layer="layout" svg:x1="8.534cm" svg:y1="3.36cm" svg:x2="10.734cm" svg:y2="3.36cm">
          <text:p/>
        </draw:line>
        <draw:custom-shape draw:style-name="gr9" draw:text-style-name="P1" draw:layer="layout" svg:width="1.25cm" svg:height="0.4cm" svg:x="8.894cm" svg:y="3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draw:layer="layout" svg:width="1.75cm" svg:height="0.607cm" svg:x="8.62cm" svg:y="3.039cm">
          <draw:text-box>
            <text:p text:style-name="P4">UPDATE</text:p>
          </draw:text-box>
        </draw:frame>
        <draw:line draw:style-name="gr8" draw:text-style-name="P1" draw:layer="layout" svg:x1="8.523cm" svg:y1="3.816cm" svg:x2="10.723cm" svg:y2="3.816cm">
          <text:p/>
        </draw:line>
        <draw:custom-shape draw:style-name="gr9" draw:text-style-name="P1" draw:layer="layout" svg:width="1.729cm" svg:height="0.4cm" svg:x="8.923cm" svg:y="3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247cm" svg:height="0.607cm" svg:x="8.705cm" svg:y="3.513cm">
          <draw:text-box>
            <text:p text:style-name="P4">Potvrzení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gradient draw:name="Gradient_20_13" draw:display-name="Gradient 13" draw:style="square" draw:cx="60%" draw:cy="90%" draw:start-color="#9966cc" draw:end-color="#ffffff" draw:start-intensity="100%" draw:end-intensity="100%" draw:angle="3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04T19:19:59</dc:date>
    <dc:creator>Markét </dc:creator>
    <meta:editing-duration>PT8H38M11S</meta:editing-duration>
    <meta:editing-cycles>8</meta:editing-cycles>
    <meta:generator>LibreOffice/3.5$Linux_x86 LibreOffice_project/350m1$Build-2</meta:generator>
    <meta:document-statistic meta:object-count="66"/>
  </office:meta>
</office:document-meta>
</file>